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0" draw:textarea-horizontal-align="justify" draw:textarea-vertical-align="top" draw:auto-grow-height="false" fo:min-height="8.64cm" fo:min-width="27.15cm"/>
      <style:paragraph-properties style:writing-mode="lr-tb"/>
    </style:style>
    <style:style style:name="gr2" style:family="graphic" style:parent-style-name="standard">
      <style:graphic-properties draw:fill-color="#add8e6" draw:textarea-horizontal-align="justify" draw:textarea-vertical-align="top" draw:auto-grow-height="false" fo:min-height="3.242cm" fo:min-width="26.488cm"/>
      <style:paragraph-properties style:writing-mode="lr-tb"/>
    </style:style>
    <style:style style:name="gr3" style:family="graphic" style:parent-style-name="standard">
      <style:graphic-properties draw:fill-color="#87cefa" draw:textarea-horizontal-align="justify" draw:textarea-vertical-align="middle" draw:auto-grow-height="false" fo:min-height="1.655cm" fo:min-width="4.156cm"/>
      <style:paragraph-properties style:writing-mode="lr-tb"/>
    </style:style>
    <style:style style:name="gr4" style:family="graphic" style:parent-style-name="standard">
      <style:graphic-properties draw:fill-color="#87cefa" draw:textarea-horizontal-align="justify" draw:textarea-vertical-align="middle" draw:auto-grow-height="false" fo:min-height="1.655cm" fo:min-width="4.15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9.543cm" fo:min-width="13.15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7.053cm" fo:min-width="11.882cm"/>
      <style:paragraph-properties style:writing-mode="lr-tb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655cm" fo:min-width="4.15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37cm" fo:min-width="27.2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.65cm" fo:min-width="4.144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655cm" fo:min-width="4.15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0"/>
      <style:paragraph-properties fo:text-align="center" style:writing-mode="lr-tb"/>
    </style:style>
    <style:style style:name="P3" style:family="paragraph">
      <loext:graphic-properties draw:fill-color="#add8e6"/>
      <style:paragraph-properties fo:text-align="center" style:writing-mode="lr-tb"/>
    </style:style>
    <style:style style:name="P4" style:family="paragraph">
      <loext:graphic-properties draw:fill-color="#87cefa"/>
      <style:paragraph-properties fo:text-align="center" style:writing-mode="lr-tb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ffff00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65cm" svg:height="8.89cm" svg:x="1.05cm" svg:y="1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317cm" svg:y="6.08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317cm" svg:y="2.27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17.51cm" svg:y="3.54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271cm" svg:y="3.54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222cm" svg:y="3.5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85cm" svg:y="3.54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4.656cm" svg:height="1.905cm" svg:x="12.747cm" svg:y="3.54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8.065cm" svg:y="7.35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907cm" svg:y="7.35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222cm" svg:y="7.35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5cm" svg:y="7.35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9cm" svg:y="7.35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652cm" svg:height="9.793cm" svg:x="1cm" svg:y="10.207cm">
          <text:list text:style-name="L1">
            <text:list-item>
              <text:p text:style-name="P5"><text:span text:style-name="T1">File</text:span></text:p>
              <text:list>
                <text:list-item>
                  <text:p text:style-name="P5"><text:span text:style-name="T1">File that has </text:span><text:span text:style-name="T1">been uploaded </text:span><text:span text:style-name="T1">by the user.</text:span></text:p>
                </text:list-item>
              </text:list>
            </text:list-item>
            <text:list-item>
              <text:p text:style-name="P5"><text:span text:style-name="T1">TextOriginal</text:span></text:p>
              <text:list>
                <text:list-item>
                  <text:p text:style-name="P5"><text:span text:style-name="T1">The text pasted </text:span><text:span text:style-name="T1">or written by </text:span><text:span text:style-name="T1">the user,</text:span></text:p>
                </text:list-item>
                <text:list-item>
                  <text:p text:style-name="P5"><text:span text:style-name="T1">without any </text:span><text:span text:style-name="T1">annotation.</text:span></text:p>
                </text:list-item>
              </text:list>
            </text:list-item>
            <text:list-item>
              <text:p text:style-name="P5"><text:span text:style-name="T1">TextAnnotated</text:span></text:p>
              <text:list>
                <text:list-item>
                  <text:p text:style-name="P5"><text:span text:style-name="T1">TextOrignal </text:span><text:span text:style-name="T1">with </text:span><text:span text:style-name="T1">annotation.</text:span></text:p>
                </text:list-item>
              </text:list>
            </text:list-item>
            <text:list-item>
              <text:p text:style-name="P5"><text:span text:style-name="T1">Clarification</text:span></text:p>
              <text:list>
                <text:list-item>
                  <text:p text:style-name="P5"><text:span text:style-name="T1">The </text:span><text:span text:style-name="T1">clarification </text:span><text:span text:style-name="T1">given to an </text:span><text:span text:style-name="T1">unclear portion</text:span></text:p>
                </text:list-item>
                <text:list-item>
                  <text:p text:style-name="P5"><text:span text:style-name="T1">of the </text:span><text:span text:style-name="T1">TextOriginal.</text:span></text:p>
                </text:list-item>
              </text:list>
            </text:list-item>
            <text:list-item>
              <text:p text:style-name="P5"><text:span text:style-name="T1">TextClaim</text:span></text:p>
              <text:list>
                <text:list-item>
                  <text:p text:style-name="P5"><text:span text:style-name="T1">The link </text:span><text:span text:style-name="T1">between some </text:span><text:span text:style-name="T1">parts of the </text:span><text:span text:style-name="T1">OriginalText</text:span></text:p>
                </text:list-item>
                <text:list-item>
                  <text:p text:style-name="P5"><text:span text:style-name="T1">and a claim.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3.652cm" svg:height="9.793cm" svg:x="15.048cm" svg:y="10.207cm">
          <text:list text:style-name="L1">
            <text:list-item>
              <text:p text:style-name="P5"><text:span text:style-name="T1">Document</text:span></text:p>
              <text:list>
                <text:list-item>
                  <text:p text:style-name="P5"><text:span text:style-name="T1">A data file of </text:span><text:span text:style-name="T1">any kind : text, </text:span><text:span text:style-name="T1">video, audio, … </text:span><text:span text:style-name="T1">They are used </text:span><text:span text:style-name="T1">as</text:span></text:p>
                </text:list-item>
                <text:list-item>
                  <text:p text:style-name="P5"><text:span text:style-name="T1">premises in </text:span><text:span text:style-name="T1">arguments.</text:span></text:p>
                </text:list-item>
              </text:list>
            </text:list-item>
            <text:list-item>
              <text:p text:style-name="P5"><text:span text:style-name="T1">Claim</text:span></text:p>
              <text:list>
                <text:list-item>
                  <text:p text:style-name="P5"><text:span text:style-name="T1">An assertion of </text:span><text:span text:style-name="T1">something as a </text:span><text:span text:style-name="T1">fact. The same </text:span><text:span text:style-name="T1">clam can be a</text:span></text:p>
                </text:list-item>
                <text:list-item>
                  <text:p text:style-name="P5"><text:span text:style-name="T1">premise or a </text:span><text:span text:style-name="T1">conclusion </text:span><text:span text:style-name="T1">within an </text:span><text:span text:style-name="T1">argument (but </text:span><text:span text:style-name="T1">not within</text:span></text:p>
                </text:list-item>
                <text:list-item>
                  <text:p text:style-name="P5"><text:span text:style-name="T1">the same </text:span><text:span text:style-name="T1">argument).</text:span></text:p>
                </text:list-item>
              </text:list>
            </text:list-item>
            <text:list-item>
              <text:p text:style-name="P5"><text:span text:style-name="T1">Argument</text:span></text:p>
              <text:list>
                <text:list-item>
                  <text:p text:style-name="P5"><text:span text:style-name="T1">In the context of </text:span><text:span text:style-name="T1">this software, </text:span><text:span text:style-name="T1">an argument is </text:span></text:p>
                </text:list-item>
                <text:list-item>
                  <text:p text:style-name="P5"><text:span text:style-name="T1">a logical </text:span><text:span text:style-name="T1">connector </text:span><text:span text:style-name="T1">between </text:span><text:span text:style-name="T1">documents and </text:span><text:span text:style-name="T1">claims.</text:span></text:p>
                </text:list-item>
                <text:list-item>
                  <text:p text:style-name="P5"><text:span text:style-name="T1">The documents </text:span><text:span text:style-name="T1">and some </text:span><text:span text:style-name="T1">claims are the </text:span><text:span text:style-name="T1">premises of the</text:span></text:p>
                </text:list-item>
                <text:list-item>
                  <text:p text:style-name="P5"><text:span text:style-name="T1">Argument. </text:span><text:span text:style-name="T1">Another claim </text:span><text:span text:style-name="T1">is the </text:span><text:span text:style-name="T1">conclusion of </text:span><text:span text:style-name="T1">the argument.</text:span></text:p>
                </text:list-item>
              </text:list>
            </text:list-item>
            <text:list-item>
              <text:p text:style-name="P5"><text:span text:style-name="T1">Judgment</text:span></text:p>
              <text:list>
                <text:list-item>
                  <text:p text:style-name="P5"><text:span text:style-name="T1">A note given to </text:span><text:span text:style-name="T1">a claim or an </text:span><text:span text:style-name="T1">argument. The </text:span><text:span text:style-name="T1">judgments </text:span><text:span text:style-name="T1">must</text:span></text:p>
                </text:list-item>
                <text:list-item>
                  <text:p text:style-name="P5"><text:span text:style-name="T1">separate the </text:span><text:span text:style-name="T1">correct </text:span><text:span text:style-name="T1">arguments and </text:span><text:span text:style-name="T1">claims from the </text:span><text:span text:style-name="T1">false ones.</text:span></text:p>
                </text:list-item>
              </text:list>
            </text:list-item>
            <text:list-item>
              <text:p text:style-name="P5"><text:span text:style-name="T1">Comment</text:span></text:p>
              <text:list>
                <text:list-item>
                  <text:p text:style-name="P5"><text:span text:style-name="T1">Comments </text:span><text:span text:style-name="T1">allow users to </text:span><text:span text:style-name="T1">have a </text:span><text:span text:style-name="T1">discussion </text:span><text:span text:style-name="T1">around </text:span><text:span text:style-name="T1">something</text:span></text:p>
                </text:list-item>
                <text:list-item>
                  <text:p text:style-name="P5"><text:span text:style-name="T1">(document, </text:span><text:span text:style-name="T1">argument, </text:span><text:span text:style-name="T1">claim, </text:span><text:span text:style-name="T1">judgment, …) </text:span><text:span text:style-name="T1">in order to </text:span><text:span text:style-name="T1">improve</text:span></text:p>
                </text:list-item>
                <text:list-item>
                  <text:p text:style-name="P5"><text:span text:style-name="T1">it.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1" draw:layer="layout" svg:width="12.382cm" svg:height="7.303cm" svg:x="16.318cm" svg:y="3.54cm">
          <text:p text:style-name="P1">Text pasted or writt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17.46cm" svg:y="13.7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4.656cm" svg:height="1.905cm" svg:x="12.697cm" svg:y="13.7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20.181cm" svg:y="8.302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PDF importe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4.863cm" svg:y="8.30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File importatio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1" draw:layer="layout" svg:width="12.382cm" svg:height="7.303cm" svg:x="16.318cm" svg:y="3.54cm">
          <text:p text:style-name="P1">List of annotation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Text clarif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17.46cm" svg:y="13.7cm">
          <text:p text:style-name="P1">Clarif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6" draw:layer="layout" svg:width="4.656cm" svg:height="1.905cm" svg:x="12.697cm" svg:y="13.7cm">
          <text:p text:style-name="P1">TextAnnota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Text pasted or written, annotate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644cm" svg:height="1.9cm" svg:x="4.922cm" svg:y="8.307cm">
          <text:p text:style-name="P1">TextAnnota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644cm" svg:height="1.9cm" svg:x="20.187cm" svg:y="7.985cm">
          <text:p text:style-name="P1">Clarif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.656cm" svg:height="1.905cm" svg:x="4.916cm" svg:y="6.402cm">
          <text:p text:style-name="P1">Clarificatio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17.46cm" svg:y="13.7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6" draw:layer="layout" svg:width="4.656cm" svg:height="1.905cm" svg:x="12.697cm" svg:y="13.7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Claim identific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6.318cm" svg:y="3.54cm">
          <text:p text:style-name="P1">List of claims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0.181cm" svg:y="8.302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Text pasted or written, annotate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4.863cm" svg:y="8.302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4.863cm" svg:y="6.397cm">
          <text:p text:style-name="P1">Clarification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17.46cm" svg:y="13.7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4.656cm" svg:height="1.905cm" svg:x="12.697cm" svg:y="13.7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Claim structur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List of claim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6.318cm" svg:y="3.54cm">
          <text:p text:style-name="P1">Diagram of claims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4.81cm" svg:y="8.302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17.51cm" svg:y="7.667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3.33cm" svg:y="5.762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3.33cm" svg:y="7.667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17.51cm" svg:y="5.762cm">
          <text:p text:style-name="P1">Document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30T19:33:46.723416151</meta:creation-date>
    <dc:date>2021-06-30T21:12:26.482519525</dc:date>
    <meta:editing-duration>PT1H2M54S</meta:editing-duration>
    <meta:editing-cycles>27</meta:editing-cycles>
    <meta:generator>LibreOffice/7.0.5.2$Linux_X86_64 LibreOffice_project/64390860c6cd0aca4beafafcfd84613dd9dfb63a</meta:generator>
    <meta:document-statistic meta:object-count="92"/>
  </office:meta>
</office:document-meta>
</file>